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Symmetric_20_Arrow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="Symmetric_20_Arrow" draw:marker-end-width="0.45cm" draw:fill="solid" draw:fill-color="#e6e64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marker-end="Symmetric_20_Arrow" draw:marker-end-width="0.3cm" draw:fill="solid" draw:fill-color="#ffffcc" draw:textarea-horizontal-align="center" draw:textarea-vertical-align="middle"/>
    </style:style>
    <style:style style:name="gr10" style:family="graphic" style:parent-style-name="standard">
      <style:graphic-properties draw:marker-start="Symmetric_20_Arrow" draw:marker-start-width="0.3cm" draw:marker-end="Symmetric_20_Arrow" draw:marker-end-width="0.3cm" draw:fill="solid" draw:fill-color="#ffffcc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end="Symmetric_20_Arrow" draw:fill="none" draw:fill-color="#ffffff" fo:min-height="2.44cm"/>
    </style:style>
    <style:style style:name="gr12" style:family="graphic" style:parent-style-name="standard">
      <style:graphic-properties draw:stroke="none" svg:stroke-color="#000000" draw:marker-end="Symmetric_20_Arrow" draw:fill="none" draw:fill-color="#ffffff" fo:min-height="0.3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9.5pt" fo:font-weight="bold" style:font-size-asian="9.5pt" style:font-weight-asian="bold" style:font-size-complex="9.5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.5pt" fo:font-weight="bold" style:font-size-asian="9.5pt" style:font-weight-asian="bold" style:font-size-complex="9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04cm" svg:height="10.407cm" svg:x="9.481cm" svg:y="5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11cm" svg:height="6.57cm" svg:x="9.564cm" svg:y="7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5cm" svg:x="4.002cm" svg:y="4.386cm">
          <text:p text:style-name="P2"><text:span text:style-name="T1">Especificación</text:span></text:p>
          <text:p text:style-name="P2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3.368cm" svg:height="1.5cm" svg:x="3.837cm" svg:y="6.61cm">
          <text:p text:style-name="P2"><text:span text:style-name="T1">Modelo y arqui-</text:span></text:p>
          <text:p text:style-name="P2"><text:span text:style-name="T1">Tectura 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cm" svg:height="1.5cm" svg:x="2.427cm" svg:y="9.41cm">
          <text:p text:style-name="P2"><text:span text:style-name="T1">Particionamiento</text:span></text:p>
          <text:p text:style-name="P2"><text:span text:style-name="T1">SW, simulación, </text:span></text:p>
          <text:p text:style-name="P2"><text:span text:style-name="T1">compi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3cm" svg:height="1.5cm" svg:x="5.727cm" svg:y="9.41cm">
          <text:p text:style-name="P2"><text:span text:style-name="T1">Particionamiento</text:span></text:p>
          <text:p text:style-name="P2"><text:span text:style-name="T1">HW, simulación,</text:span></text:p>
          <text:p text:style-name="P2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3.041cm" svg:height="1.071cm" svg:x="3.886cm" svg:y="12.329cm">
          <text:p text:style-name="P3">Prototipa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.5cm" svg:x="4.024cm" svg:y="14.42cm">
          <text:p text:style-name="P1"><text:span text:style-name="T2">Prueba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97cm" svg:y1="5.858cm" svg:x2="5.527cm" svg:y2="6.61cm">
          <text:p/>
        </draw:line>
        <draw:connector draw:style-name="gr5" draw:text-style-name="P1" draw:layer="layout" svg:x1="5.521cm" svg:y1="8.11cm" svg:x2="3.927cm" svg:y2="9.41cm" draw:start-shape="id1" draw:start-glue-point="2" draw:end-shape="id2" draw:end-glue-point="0" svg:d="m5521 8110v650h-1594v650">
          <text:p/>
        </draw:connector>
        <draw:connector draw:style-name="gr5" draw:text-style-name="P1" draw:layer="layout" svg:x1="5.521cm" svg:y1="8.11cm" svg:x2="7.227cm" svg:y2="9.41cm" draw:start-shape="id1" draw:start-glue-point="2" draw:end-shape="id3" draw:end-glue-point="0" svg:d="m5521 8110v650h1706v650">
          <text:p/>
        </draw:connector>
        <draw:line draw:style-name="gr6" draw:text-style-name="P1" draw:layer="layout" svg:x1="5.524cm" svg:y1="13.42cm" svg:x2="5.524cm" svg:y2="14.42cm">
          <text:p/>
        </draw:line>
        <draw:connector draw:style-name="gr6" draw:text-style-name="P1" draw:layer="layout" svg:x1="3.927cm" svg:y1="10.91cm" svg:x2="5.406cm" svg:y2="12.329cm" draw:start-shape="id2" draw:start-glue-point="2" draw:end-shape="id4" draw:end-glue-point="0" svg:d="m3927 10910v709h1479v710">
          <text:p/>
        </draw:connector>
        <draw:connector draw:style-name="gr6" draw:text-style-name="P1" draw:layer="layout" svg:x1="7.227cm" svg:y1="10.91cm" svg:x2="5.406cm" svg:y2="12.329cm" draw:start-shape="id3" draw:start-glue-point="2" draw:end-shape="id4" draw:end-glue-point="0" svg:d="m7227 10910v709h-1821v710">
          <text:p/>
        </draw:connector>
        <draw:connector draw:style-name="gr7" draw:text-style-name="P1" draw:layer="layout" svg:x1="8.727cm" svg:y1="10.16cm" svg:x2="7.205cm" svg:y2="7.36cm" draw:start-shape="id3" draw:start-glue-point="1" draw:end-shape="id1" draw:end-glue-point="1" svg:d="m8727 10160h501v-2800h-2023">
          <text:p/>
        </draw:connector>
        <draw:connector draw:style-name="gr7" draw:text-style-name="P1" draw:layer="layout" svg:x1="2.427cm" svg:y1="10.16cm" svg:x2="3.837cm" svg:y2="7.36cm" draw:start-shape="id2" draw:start-glue-point="3" draw:end-shape="id1" draw:end-glue-point="3" svg:d="m2427 10160h-501v-2800h1911">
          <text:p/>
        </draw:connector>
        <draw:custom-shape draw:style-name="gr8" draw:text-style-name="P3" draw:id="id5" draw:layer="layout" svg:width="5.056cm" svg:height="0.856cm" svg:x="13.544cm" svg:y="6.765cm">
          <text:p text:style-name="P3">Elección de la arquitectu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6" draw:layer="layout" svg:width="3.266cm" svg:height="1.021cm" svg:x="12.419cm" svg:y="8.298cm">
          <text:p text:style-name="P3">Software</text:p>
          <text:p text:style-name="P3">(uC, uP, DSP, SoC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7" draw:layer="layout" svg:width="3.266cm" svg:height="1.021cm" svg:x="16.319cm" svg:y="8.299cm">
          <text:p text:style-name="P3">Hardware</text:p>
          <text:p text:style-name="P3">(FPGA, CPLD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72cm" svg:y1="7.621cm" svg:x2="14.052cm" svg:y2="8.298cm" draw:start-shape="id5" draw:start-glue-point="2" draw:end-shape="id6" draw:end-glue-point="0" svg:d="m16072 7621v338h-2020v339">
          <text:p/>
        </draw:connector>
        <draw:connector draw:style-name="gr9" draw:text-style-name="P1" draw:layer="layout" svg:x1="16.072cm" svg:y1="7.621cm" svg:x2="17.952cm" svg:y2="8.299cm" draw:start-shape="id5" draw:start-glue-point="2" draw:end-shape="id7" draw:end-glue-point="0" svg:d="m16072 7621v339h1880v339">
          <text:p/>
        </draw:connector>
        <draw:custom-shape draw:style-name="gr8" draw:text-style-name="P3" draw:id="id8" draw:layer="layout" svg:width="6.97cm" svg:height="1.219cm" svg:x="12.551cm" svg:y="10.297cm">
          <text:p text:style-name="P3">Elección de herramientas de desarrollo</text:p>
          <text:p text:style-name="P3">Diseño, construcción y pruebas de la </text:p>
          <text:p text:style-name="P3">plataforma físic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4.052cm" svg:y1="9.319cm" svg:x2="16.036cm" svg:y2="10.297cm" draw:start-shape="id6" draw:start-glue-point="2" draw:end-shape="id8" draw:end-glue-point="0" svg:d="m14052 9319v488h1984v490">
          <text:p/>
        </draw:connector>
        <draw:connector draw:style-name="gr9" draw:text-style-name="P1" draw:layer="layout" svg:x1="17.952cm" svg:y1="9.32cm" svg:x2="16.036cm" svg:y2="10.297cm" draw:start-shape="id7" draw:start-glue-point="2" draw:end-shape="id8" draw:end-glue-point="0" svg:d="m17952 9320v488h-1916v489">
          <text:p/>
        </draw:connector>
        <draw:custom-shape draw:style-name="gr8" draw:text-style-name="P4" draw:id="id9" draw:layer="layout" svg:width="6.099cm" svg:height="1.734cm" svg:x="9.654cm" svg:y="12.565cm">
          <text:p text:style-name="P4"><text:span text:style-name="T1">Funciones básicas: Sistema operativo</text:span></text:p>
          <text:p text:style-name="P4"><text:span text:style-name="T1">/manejo de periféricos, bootloader, </text:span></text:p>
          <text:p text:style-name="P4"><text:span text:style-name="T1">comunicacion con módulos <text:s/>HW, con-</text:span></text:p>
          <text:p text:style-name="P4"><text:span text:style-name="T1">figuración de P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10" draw:layer="layout" svg:width="4.589cm" svg:height="1.734cm" svg:x="16.019cm" svg:y="12.565cm">
          <text:p text:style-name="P4"><text:span text:style-name="T1">Funciones básicas: Comu -</text:span></text:p>
          <text:p text:style-name="P4"><text:span text:style-name="T1">nicación con tareas SW, </text:span></text:p>
          <text:p text:style-name="P4"><text:span text:style-name="T1">manejo de memori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36cm" svg:y1="11.516cm" svg:x2="12.703cm" svg:y2="12.565cm" draw:start-shape="id8" draw:start-glue-point="2" draw:end-shape="id9" draw:end-glue-point="0" svg:d="m16036 11516v527h-3333v522">
          <text:p/>
        </draw:connector>
        <draw:connector draw:style-name="gr9" draw:text-style-name="P1" draw:layer="layout" svg:x1="16.036cm" svg:y1="11.516cm" svg:x2="18.313cm" svg:y2="12.565cm" draw:start-shape="id8" draw:start-glue-point="2" draw:end-shape="id10" draw:end-glue-point="0" svg:d="m16036 11516v527h2277v522">
          <text:p/>
        </draw:connector>
        <draw:custom-shape draw:style-name="gr8" draw:text-style-name="P4" draw:id="id11" draw:layer="layout" svg:width="4.552cm" svg:height="0.922cm" svg:x="10.402cm" svg:y="14.765cm">
          <text:p text:style-name="P4"><text:span text:style-name="T1">Implementación de tareas</text:span></text:p>
          <text:p text:style-name="P4"><text:span text:style-name="T1">soft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12" draw:layer="layout" svg:width="4.552cm" svg:height="0.9cm" svg:x="16.046cm" svg:y="14.787cm">
          <text:p text:style-name="P4"><text:span text:style-name="T1">Implementación de tareas</text:span></text:p>
          <text:p text:style-name="P4"><text:span text:style-name="T1">hard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2.703cm" svg:y1="14.299cm" svg:x2="12.678cm" svg:y2="14.765cm" draw:start-shape="id9" draw:start-glue-point="2" draw:end-shape="id11" draw:end-glue-point="0" svg:d="m12703 14299v233h-25v233">
          <text:p/>
        </draw:connector>
        <draw:connector draw:style-name="gr9" draw:text-style-name="P1" draw:layer="layout" svg:x1="18.313cm" svg:y1="14.299cm" svg:x2="18.322cm" svg:y2="14.787cm" draw:start-shape="id10" draw:start-glue-point="2" draw:end-shape="id12" draw:end-glue-point="0" svg:d="m18313 14299v244h9v244">
          <text:p/>
        </draw:connector>
        <draw:connector draw:style-name="gr9" draw:text-style-name="P1" draw:layer="layout" draw:line-skew="0cm 0.016cm" svg:x1="19.521cm" svg:y1="10.906cm" svg:x2="16.036cm" svg:y2="10.297cm" draw:start-shape="id8" draw:start-glue-point="1" draw:end-shape="id8" draw:end-glue-point="0" svg:d="m19521 10906h501v-1095h-3986v486">
          <text:p/>
        </draw:connector>
        <draw:connector draw:style-name="gr10" draw:text-style-name="P1" draw:layer="layout" svg:x1="14.954cm" svg:y1="15.226cm" svg:x2="16.046cm" svg:y2="15.237cm" draw:start-shape="id11" draw:start-glue-point="1" draw:end-shape="id12" draw:end-glue-point="3" svg:d="m14954 15226h546v11h546">
          <text:p/>
        </draw:connector>
        <draw:frame draw:style-name="gr11" draw:text-style-name="P5" draw:layer="layout" svg:width="3.395cm" svg:height="2.69cm" svg:x="19.78cm" svg:y="7.781cm">
          <draw:text-box>
            <text:p text:style-name="P5"><text:span text:style-name="T3">Elección y modifi- cación de la pla- taforma hardware copyleft más </text:span></text:p>
            <text:p text:style-name="P5"><text:span text:style-name="T3">adecuada</text:span></text:p>
          </draw:text-box>
        </draw:frame>
        <draw:frame draw:style-name="gr12" draw:text-style-name="P6" draw:layer="layout" svg:width="2.998cm" svg:height="0.725cm" svg:x="14.707cm" svg:y="5.578cm">
          <draw:text-box>
            <text:p text:style-name="P6"><text:span text:style-name="T4">Prototipa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04-27T13:01:05</dc:date>
    <meta:editing-duration>PT09H59M08S</meta:editing-duration>
    <meta:editing-cycles>57</meta:editing-cycles>
    <meta:generator>OpenOffice.org/3.2$Linux OpenOffice.org_project/320m12$Build-9483</meta:generator>
    <dc:creator>Carlos Camargo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